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7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.00.0000</text:date>, <text:time style:data-style-name="N2" text:time-value="20:27:35.5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1-05-05T20:29:37.010000000</dc:date>
    <meta:editing-duration>PT7H45M15S</meta:editing-duration>
    <meta:editing-cycles>154</meta:editing-cycles>
    <meta:generator>LibreOffice/7.1.2.2$Windows_X86_64 LibreOffice_project/8a45595d069ef5570103caea1b71cc9d82b2aae4</meta:generator>
    <meta:document-statistic meta:table-count="1" meta:cell-count="686" meta:object-count="0"/>
  </office:meta>
</office:document-meta>
</file>